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0000000100DA23BE5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 Copy 1 Copy 1" text:anchor-type="char" svg:x="4.7799in" svg:y="3.4374in" svg:width="1.3937in" svg:height="1.3937in" draw:z-index="0"><draw:image xlink:href="Pictures/100000000000010000000100DA23BE5B.png" xlink:type="simple" xlink:show="embed" xlink:actuate="onLoad" draw:mime-type="image/png"/></draw:frame><draw:frame draw:style-name="fr1" draw:name="Image1" text:anchor-type="char" svg:x="3.5811in" svg:y="-0.2256in" svg:width="2.8807in" svg:height="2.8807in" draw:z-index="1"><draw:image xlink:href="Pictures/100000000000010000000100DA23BE5B.png" xlink:type="simple" xlink:show="embed" xlink:actuate="onLoad" draw:mime-type="image/png"/></draw:frame><draw:frame draw:style-name="fr1" draw:name="Image1 Copy 2" text:anchor-type="char" svg:x="1.3591in" svg:y="5.4516in" svg:width="4.2398in" svg:height="4.2398in" draw:z-index="2"><draw:image xlink:href="Pictures/100000000000010000000100DA23BE5B.png" xlink:type="simple" xlink:show="embed" xlink:actuate="onLoad" draw:mime-type="image/png"/></draw:frame><draw:frame draw:style-name="fr1" draw:name="Image1 Copy 1" text:anchor-type="char" svg:x="0.1984in" svg:y="0.139in" svg:width="2.2772in" svg:height="2.2772in" draw:z-index="3"><draw:image xlink:href="Pictures/100000000000010000000100DA23BE5B.png" xlink:type="simple" xlink:show="embed" xlink:actuate="onLoad" draw:mime-type="image/png"/></draw:frame><draw:frame draw:style-name="fr1" draw:name="Image1 Copy 1 Copy 2" text:anchor-type="char" svg:x="0.0598in" svg:y="3.648in" svg:width="0.9902in" svg:height="0.9902in" draw:z-index="4"><draw:image xlink:href="Pictures/100000000000010000000100DA23BE5B.png" xlink:type="simple" xlink:show="embed" xlink:actuate="onLoad" draw:mime-type="image/png"/></draw:frame><draw:frame draw:style-name="fr1" draw:name="Image1 Copy 1 Copy 3" text:anchor-type="char" svg:x="2.3835in" svg:y="3.8244in" svg:width="0.6575in" svg:height="0.6575in" draw:z-index="5"><draw:image xlink:href="Pictures/100000000000010000000100DA23BE5B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5T17:55:16.072889454</meta:creation-date>
    <dc:date>2024-09-05T23:46:41.160801811</dc:date>
    <meta:editing-duration>PT3M13S</meta:editing-duration>
    <meta:editing-cycles>2</meta:editing-cycles>
    <meta:generator>LibreOffice/24.8.0.3$Linux_X86_64 LibreOffice_project/480$Build-3</meta:generator>
    <meta:print-date>2024-09-05T23:46:38.840082422</meta:print-date>
    <meta:document-statistic meta:table-count="0" meta:image-count="6" meta:object-count="0" meta:page-count="1" meta:paragraph-count="0" meta:word-count="0" meta:character-count="0" meta:non-whitespace-character-count="0"/>
  </office:meta>
</office:document-meta>
</file>